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2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ffff00" fo:wrap-option="wrap"/>
    </style:style>
    <style:style style:name="ce74" style:family="table-cell" style:parent-style-name="Default" style:data-style-name="N37">
      <style:table-cell-properties fo:background-color="#99ff99"/>
    </style:style>
    <style:style style:name="ce75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76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2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354H28M00.092S" calcext:value-type="time">
            <text:p>354:28</text:p>
          </table:table-cell>
          <table:table-cell table:style-name="ce6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Room placement fix cleanup, floor item loss prevention, 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22H27M00.679S" calcext:value-type="time">
            <text:p>22:2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2"/>
        <table:table-column table:style-name="co11" table:default-cell-style-name="ce64"/>
        <table:table-row table:style-name="ro1">
          <table:table-cell table:style-name="ce72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3" office:value-type="date" office:date-value="2021-12-22" calcext:value-type="date">
            <text:p>12/22/21</text:p>
          </table:table-cell>
          <table:table-cell table:style-name="ce75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3"/>
          <table:table-cell table:style-name="ce75"/>
        </table:table-row>
        <table:table-row table:style-name="ro1" table:number-rows-repeated="6">
          <table:table-cell table:style-name="ce74"/>
          <table:table-cell table:style-name="ce76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/00/0000</text:date>, <text:time style:data-style-name="N2" text:time-value="08:00:41.1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03T09:41:12.399000000</dc:date>
    <dc:creator>Benjamin Laws</dc:creator>
    <meta:editing-duration>P14DT7H12M9S</meta:editing-duration>
    <meta:editing-cycles>391</meta:editing-cycles>
    <meta:generator>LibreOffice/7.1.8.1$Windows_X86_64 LibreOffice_project/e1f30c802c3269a1d052614453f260e49458c82c</meta:generator>
    <meta:document-statistic meta:table-count="2" meta:cell-count="573" meta:object-count="0"/>
  </office:meta>
</office:document-meta>
</file>